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ID_PEDIDO</text:p>
          </table:table-cell>
          <table:table-cell office:value-type="string" calcext:value-type="string">
            <text:p>ID_ITEM</text:p>
          </table:table-cell>
          <table:table-cell office:value-type="string" calcext:value-type="string">
            <text:p>QUANTIDADE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210601" calcext:value-type="float">
            <text:p>120210601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210601" calcext:value-type="float">
            <text:p>220210601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210604" calcext:value-type="float">
            <text:p>320210604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210604" calcext:value-type="float">
            <text:p>420210604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210604" calcext:value-type="float">
            <text:p>420210604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210604" calcext:value-type="float">
            <text:p>520210604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210604" calcext:value-type="float">
            <text:p>620210604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0210605" calcext:value-type="float">
            <text:p>62021060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0210605" calcext:value-type="float">
            <text:p>720210605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0210605" calcext:value-type="float">
            <text:p>820210605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210606" calcext:value-type="float">
            <text:p>820210606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210606" calcext:value-type="float">
            <text:p>920210606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0210606" calcext:value-type="float">
            <text:p>920210606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0210607" calcext:value-type="float">
            <text:p>920210607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0210607" calcext:value-type="float">
            <text:p>920210607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0210609" calcext:value-type="float">
            <text:p>1020210609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0210609" calcext:value-type="float">
            <text:p>1120210609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0210609" calcext:value-type="float">
            <text:p>1120210609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0210610" calcext:value-type="float">
            <text:p>1220210610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0210610" calcext:value-type="float">
            <text:p>1220210610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0210611" calcext:value-type="float">
            <text:p>1320210611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20210611" calcext:value-type="float">
            <text:p>1420210611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20210611" calcext:value-type="float">
            <text:p>1420210611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0210612" calcext:value-type="float">
            <text:p>1420210612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0210612" calcext:value-type="float">
            <text:p>1420210612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20210612" calcext:value-type="float">
            <text:p>1420210612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0210613" calcext:value-type="float">
            <text:p>1420210613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20210613" calcext:value-type="float">
            <text:p>1520210613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20210613" calcext:value-type="float">
            <text:p>1520210613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0210613" calcext:value-type="float">
            <text:p>1520210613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20210613" calcext:value-type="float">
            <text:p>1620210613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0210613" calcext:value-type="float">
            <text:p>1620210613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0210614" calcext:value-type="float">
            <text:p>1720210614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20210614" calcext:value-type="float">
            <text:p>1820210614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20210615" calcext:value-type="float">
            <text:p>182021061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20210615" calcext:value-type="float">
            <text:p>1820210615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20210615" calcext:value-type="float">
            <text:p>182021061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0210618" calcext:value-type="float">
            <text:p>1920210618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210618" calcext:value-type="float">
            <text:p>2020210618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20210618" calcext:value-type="float">
            <text:p>2120210618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20210618" calcext:value-type="float">
            <text:p>2120210618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20210618" calcext:value-type="float">
            <text:p>2220210618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20210619" calcext:value-type="float">
            <text:p>2320210619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20210619" calcext:value-type="float">
            <text:p>2420210619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20210619" calcext:value-type="float">
            <text:p>2520210619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20210620" calcext:value-type="float">
            <text:p>2620210620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20210620" calcext:value-type="float">
            <text:p>2720210620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20210620" calcext:value-type="float">
            <text:p>2820210620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20210620" calcext:value-type="float">
            <text:p>2820210620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20210620" calcext:value-type="float">
            <text:p>2920210620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0210620" calcext:value-type="float">
            <text:p>2920210620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210622" calcext:value-type="float">
            <text:p>3020210622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0210622" calcext:value-type="float">
            <text:p>3020210622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20210622" calcext:value-type="float">
            <text:p>3020210622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20210623" calcext:value-type="float">
            <text:p>3020210623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20210623" calcext:value-type="float">
            <text:p>3120210623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20210623" calcext:value-type="float">
            <text:p>3120210623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20210625" calcext:value-type="float">
            <text:p>3120210625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20210625" calcext:value-type="float">
            <text:p>3120210625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20210625" calcext:value-type="float">
            <text:p>3220210625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20210625" calcext:value-type="float">
            <text:p>3320210625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20210625" calcext:value-type="float">
            <text:p>3320210625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20210626" calcext:value-type="float">
            <text:p>3320210626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20210626" calcext:value-type="float">
            <text:p>3320210626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20210626" calcext:value-type="float">
            <text:p>3320210626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20210626" calcext:value-type="float">
            <text:p>3420210626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20210626" calcext:value-type="float">
            <text:p>3520210626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20210626" calcext:value-type="float">
            <text:p>3620210626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20210627" calcext:value-type="float">
            <text:p>3720210627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20210627" calcext:value-type="float">
            <text:p>3820210627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20210627" calcext:value-type="float">
            <text:p>3920210627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20210627" calcext:value-type="float">
            <text:p>3920210627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20210627" calcext:value-type="float">
            <text:p>4020210627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20210627" calcext:value-type="float">
            <text:p>4120210627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20210628" calcext:value-type="float">
            <text:p>4220210628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20210628" calcext:value-type="float">
            <text:p>4220210628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20210629" calcext:value-type="float">
            <text:p>4320210629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20210629" calcext:value-type="float">
            <text:p>4320210629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20210629" calcext:value-type="float">
            <text:p>4420210629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20210630" calcext:value-type="float">
            <text:p>4520210630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20210630" calcext:value-type="float">
            <text:p>4520210630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20210630" calcext:value-type="float">
            <text:p>4520210630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20210701" calcext:value-type="float">
            <text:p>4520210701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0210701" calcext:value-type="float">
            <text:p>4620210701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20210702" calcext:value-type="float">
            <text:p>4720210702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20210702" calcext:value-type="float">
            <text:p>4720210702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20210702" calcext:value-type="float">
            <text:p>4820210702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20210702" calcext:value-type="float">
            <text:p>4920210702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20210703" calcext:value-type="float">
            <text:p>4920210703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20210703" calcext:value-type="float">
            <text:p>4920210703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20210703" calcext:value-type="float">
            <text:p>5020210703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20210703" calcext:value-type="float">
            <text:p>5120210703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20210703" calcext:value-type="float">
            <text:p>5220210703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20210703" calcext:value-type="float">
            <text:p>5320210703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20210704" calcext:value-type="float">
            <text:p>5320210704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20210704" calcext:value-type="float">
            <text:p>5320210704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20210704" calcext:value-type="float">
            <text:p>5320210704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20210705" calcext:value-type="float">
            <text:p>5320210705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20210705" calcext:value-type="float">
            <text:p>5320210705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20210705" calcext:value-type="float">
            <text:p>5320210705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0210706" calcext:value-type="float">
            <text:p>5320210706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20210706" calcext:value-type="float">
            <text:p>5420210706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420210706" calcext:value-type="float">
            <text:p>5420210706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20210706" calcext:value-type="float">
            <text:p>5420210706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20210707" calcext:value-type="float">
            <text:p>5520210707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20210707" calcext:value-type="float">
            <text:p>5520210707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20210707" calcext:value-type="float">
            <text:p>5520210707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20210708" calcext:value-type="float">
            <text:p>5520210708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20210708" calcext:value-type="float">
            <text:p>5620210708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20210708" calcext:value-type="float">
            <text:p>5620210708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20210709" calcext:value-type="float">
            <text:p>5620210709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20210709" calcext:value-type="float">
            <text:p>5620210709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20210709" calcext:value-type="float">
            <text:p>5720210709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20210709" calcext:value-type="float">
            <text:p>5820210709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20210709" calcext:value-type="float">
            <text:p>5920210709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20210710" calcext:value-type="float">
            <text:p>6020210710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20210710" calcext:value-type="float">
            <text:p>6020210710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20210710" calcext:value-type="float">
            <text:p>6020210710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20210710" calcext:value-type="float">
            <text:p>6120210710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20210710" calcext:value-type="float">
            <text:p>6220210710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20210710" calcext:value-type="float">
            <text:p>6220210710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20210711" calcext:value-type="float">
            <text:p>6320210711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20210711" calcext:value-type="float">
            <text:p>6420210711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20210711" calcext:value-type="float">
            <text:p>6420210711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20210711" calcext:value-type="float">
            <text:p>6520210711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20210711" calcext:value-type="float">
            <text:p>6620210711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20210712" calcext:value-type="float">
            <text:p>6620210712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20210712" calcext:value-type="float">
            <text:p>6620210712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20210712" calcext:value-type="float">
            <text:p>6720210712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20210713" calcext:value-type="float">
            <text:p>6820210713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20210713" calcext:value-type="float">
            <text:p>6920210713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020210714" calcext:value-type="float">
            <text:p>7020210714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020210714" calcext:value-type="float">
            <text:p>7020210714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020210714" calcext:value-type="float">
            <text:p>7020210714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20210715" calcext:value-type="float">
            <text:p>702021071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020210715" calcext:value-type="float">
            <text:p>7020210715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020210715" calcext:value-type="float">
            <text:p>7020210715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120210716" calcext:value-type="float">
            <text:p>7120210716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20210716" calcext:value-type="float">
            <text:p>7220210716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20210716" calcext:value-type="float">
            <text:p>7320210716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20210717" calcext:value-type="float">
            <text:p>7420210717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20210717" calcext:value-type="float">
            <text:p>7520210717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520210717" calcext:value-type="float">
            <text:p>7520210717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20210717" calcext:value-type="float">
            <text:p>7620210717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20210717" calcext:value-type="float">
            <text:p>7620210717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20210717" calcext:value-type="float">
            <text:p>7720210717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20210718" calcext:value-type="float">
            <text:p>7820210718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20210718" calcext:value-type="float">
            <text:p>7920210718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20210718" calcext:value-type="float">
            <text:p>8020210718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20210718" calcext:value-type="float">
            <text:p>8020210718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20210718" calcext:value-type="float">
            <text:p>8020210718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20210718" calcext:value-type="float">
            <text:p>8120210718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20210719" calcext:value-type="float">
            <text:p>8120210719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20210719" calcext:value-type="float">
            <text:p>8220210719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20210720" calcext:value-type="float">
            <text:p>8320210720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20210720" calcext:value-type="float">
            <text:p>8320210720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20210720" calcext:value-type="float">
            <text:p>8320210720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420210721" calcext:value-type="float">
            <text:p>8420210721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20210721" calcext:value-type="float">
            <text:p>8520210721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20210722" calcext:value-type="float">
            <text:p>8620210722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20210722" calcext:value-type="float">
            <text:p>8620210722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620210722" calcext:value-type="float">
            <text:p>8620210722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20210723" calcext:value-type="float">
            <text:p>8720210723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20210724" calcext:value-type="float">
            <text:p>8720210724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820210724" calcext:value-type="float">
            <text:p>8820210724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20210724" calcext:value-type="float">
            <text:p>8920210724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20210724" calcext:value-type="float">
            <text:p>8920210724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920210724" calcext:value-type="float">
            <text:p>8920210724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020210725" calcext:value-type="float">
            <text:p>9020210725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020210725" calcext:value-type="float">
            <text:p>9020210725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20210725" calcext:value-type="float">
            <text:p>902021072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20210725" calcext:value-type="float">
            <text:p>9120210725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120210725" calcext:value-type="float">
            <text:p>9120210725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220210726" calcext:value-type="float">
            <text:p>9220210726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20210726" calcext:value-type="float">
            <text:p>9220210726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20210727" calcext:value-type="float">
            <text:p>9220210727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20210727" calcext:value-type="float">
            <text:p>9320210727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420210728" calcext:value-type="float">
            <text:p>9420210728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20210728" calcext:value-type="float">
            <text:p>9520210728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20210728" calcext:value-type="float">
            <text:p>9520210728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20210729" calcext:value-type="float">
            <text:p>9620210729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20210729" calcext:value-type="float">
            <text:p>9720210729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720210729" calcext:value-type="float">
            <text:p>9720210729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20210730" calcext:value-type="float">
            <text:p>9720210730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20210730" calcext:value-type="float">
            <text:p>9820210730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20210730" calcext:value-type="float">
            <text:p>9920210730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20210731" calcext:value-type="float">
            <text:p>10020210731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20210731" calcext:value-type="float">
            <text:p>10120210731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120210731" calcext:value-type="float">
            <text:p>10120210731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120210731" calcext:value-type="float">
            <text:p>10120210731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20210731" calcext:value-type="float">
            <text:p>10120210731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220210731" calcext:value-type="float">
            <text:p>10220210731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220210801" calcext:value-type="float">
            <text:p>10220210801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20210801" calcext:value-type="float">
            <text:p>10320210801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20210801" calcext:value-type="float">
            <text:p>10320210801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20210801" calcext:value-type="float">
            <text:p>10420210801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420210801" calcext:value-type="float">
            <text:p>10420210801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420210801" calcext:value-type="float">
            <text:p>10420210801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420210805" calcext:value-type="float">
            <text:p>10420210805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420210805" calcext:value-type="float">
            <text:p>10420210805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20210805" calcext:value-type="float">
            <text:p>10520210805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20210806" calcext:value-type="float">
            <text:p>10620210806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720210807" calcext:value-type="float">
            <text:p>10720210807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210807" calcext:value-type="float">
            <text:p>10820210807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210807" calcext:value-type="float">
            <text:p>10820210807</text:p>
          </table:table-cell>
          <table:table-cell office:value-type="string" calcext:value-type="string">
            <text:p>item 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20210807" calcext:value-type="float">
            <text:p>10920210807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920210807" calcext:value-type="float">
            <text:p>10920210807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920210808" calcext:value-type="float">
            <text:p>10920210808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020210808" calcext:value-type="float">
            <text:p>11020210808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120210808" calcext:value-type="float">
            <text:p>11120210808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20210808" calcext:value-type="float">
            <text:p>11220210808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220210808" calcext:value-type="float">
            <text:p>11220210808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220210808" calcext:value-type="float">
            <text:p>11220210808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320210810" calcext:value-type="float">
            <text:p>11320210810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420210810" calcext:value-type="float">
            <text:p>11420210810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20210812" calcext:value-type="float">
            <text:p>11520210812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620210812" calcext:value-type="float">
            <text:p>11620210812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620210812" calcext:value-type="float">
            <text:p>11620210812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720210813" calcext:value-type="float">
            <text:p>11720210813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720210813" calcext:value-type="float">
            <text:p>11720210813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20210813" calcext:value-type="float">
            <text:p>11720210813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820210813" calcext:value-type="float">
            <text:p>11820210813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920210813" calcext:value-type="float">
            <text:p>11920210813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920210813" calcext:value-type="float">
            <text:p>11920210813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020210814" calcext:value-type="float">
            <text:p>12020210814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120210814" calcext:value-type="float">
            <text:p>12120210814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120210814" calcext:value-type="float">
            <text:p>12120210814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220210814" calcext:value-type="float">
            <text:p>12220210814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320210815" calcext:value-type="float">
            <text:p>12320210815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20210815" calcext:value-type="float">
            <text:p>12420210815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20210815" calcext:value-type="float">
            <text:p>12520210815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620210815" calcext:value-type="float">
            <text:p>12620210815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620210815" calcext:value-type="float">
            <text:p>12620210815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720210815" calcext:value-type="float">
            <text:p>12720210815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720210816" calcext:value-type="float">
            <text:p>12720210816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20210816" calcext:value-type="float">
            <text:p>12720210816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820210816" calcext:value-type="float">
            <text:p>12820210816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820210817" calcext:value-type="float">
            <text:p>12820210817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820210817" calcext:value-type="float">
            <text:p>12820210817</text:p>
          </table:table-cell>
          <table:table-cell office:value-type="string" calcext:value-type="string">
            <text:p>item 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920210818" calcext:value-type="float">
            <text:p>12920210818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20210818" calcext:value-type="float">
            <text:p>13020210818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020210819" calcext:value-type="float">
            <text:p>13020210819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020210819" calcext:value-type="float">
            <text:p>13020210819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120210820" calcext:value-type="float">
            <text:p>13120210820</text:p>
          </table:table-cell>
          <table:table-cell office:value-type="string" calcext:value-type="string">
            <text:p>item 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120210820" calcext:value-type="float">
            <text:p>13120210820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120210820" calcext:value-type="float">
            <text:p>13120210820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20210820" calcext:value-type="float">
            <text:p>13120210820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220210821" calcext:value-type="float">
            <text:p>13220210821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20210821" calcext:value-type="float">
            <text:p>13320210821</text:p>
          </table:table-cell>
          <table:table-cell office:value-type="string" calcext:value-type="string">
            <text:p>item 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320210821" calcext:value-type="float">
            <text:p>13320210821</text:p>
          </table:table-cell>
          <table:table-cell office:value-type="string" calcext:value-type="string">
            <text:p>item 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320210821" calcext:value-type="float">
            <text:p>13320210821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420210822" calcext:value-type="float">
            <text:p>13420210822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420210822" calcext:value-type="float">
            <text:p>13420210822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420210822" calcext:value-type="float">
            <text:p>13420210822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420210822" calcext:value-type="float">
            <text:p>13420210822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20210823" calcext:value-type="float">
            <text:p>13520210823</text:p>
          </table:table-cell>
          <table:table-cell office:value-type="string" calcext:value-type="string">
            <text:p>item 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520210823" calcext:value-type="float">
            <text:p>13520210823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20210823" calcext:value-type="float">
            <text:p>13620210823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720210824" calcext:value-type="float">
            <text:p>13720210824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820210824" calcext:value-type="float">
            <text:p>13820210824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820210824" calcext:value-type="float">
            <text:p>13820210824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20210825" calcext:value-type="float">
            <text:p>13820210825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920210825" calcext:value-type="float">
            <text:p>13920210825</text:p>
          </table:table-cell>
          <table:table-cell office:value-type="string" calcext:value-type="string">
            <text:p>item 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020210826" calcext:value-type="float">
            <text:p>14020210826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020210826" calcext:value-type="float">
            <text:p>14020210826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020210826" calcext:value-type="float">
            <text:p>14020210826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20210827" calcext:value-type="float">
            <text:p>14120210827</text:p>
          </table:table-cell>
          <table:table-cell office:value-type="string" calcext:value-type="string">
            <text:p>item 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120210827" calcext:value-type="float">
            <text:p>14120210827</text:p>
          </table:table-cell>
          <table:table-cell office:value-type="string" calcext:value-type="string">
            <text:p>item 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120210827" calcext:value-type="float">
            <text:p>14120210827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220210828" calcext:value-type="float">
            <text:p>14220210828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20210828" calcext:value-type="float">
            <text:p>14320210828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20210828" calcext:value-type="float">
            <text:p>14320210828</text:p>
          </table:table-cell>
          <table:table-cell office:value-type="string" calcext:value-type="string">
            <text:p>item 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20210829" calcext:value-type="float">
            <text:p>14320210829</text:p>
          </table:table-cell>
          <table:table-cell office:value-type="string" calcext:value-type="string">
            <text:p>item 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20210829" calcext:value-type="float">
            <text:p>14320210829</text:p>
          </table:table-cell>
          <table:table-cell office:value-type="string" calcext:value-type="string">
            <text:p>item 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20210829" calcext:value-type="float">
            <text:p>14320210829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0210829" calcext:value-type="float">
            <text:p>14420210829</text:p>
          </table:table-cell>
          <table:table-cell office:value-type="string" calcext:value-type="string">
            <text:p>item 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0210829" calcext:value-type="float">
            <text:p>14420210829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0210830" calcext:value-type="float">
            <text:p>14420210830</text:p>
          </table:table-cell>
          <table:table-cell office:value-type="string" calcext:value-type="string">
            <text:p>item 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20210830" calcext:value-type="float">
            <text:p>14520210830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20210831" calcext:value-type="float">
            <text:p>14520210831</text:p>
          </table:table-cell>
          <table:table-cell office:value-type="string" calcext:value-type="string">
            <text:p>item 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20210831" calcext:value-type="float">
            <text:p>14520210831</text:p>
          </table:table-cell>
          <table:table-cell office:value-type="string" calcext:value-type="string">
            <text:p>item 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20210831" calcext:value-type="float">
            <text:p>14520210831</text:p>
          </table:table-cell>
          <table:table-cell office:value-type="string" calcext:value-type="string">
            <text:p>item 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620210901" calcext:value-type="float">
            <text:p>14620210901</text:p>
          </table:table-cell>
          <table:table-cell office:value-type="string" calcext:value-type="string">
            <text:p>item 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720210901" calcext:value-type="float">
            <text:p>14720210901</text:p>
          </table:table-cell>
          <table:table-cell office:value-type="string" calcext:value-type="string">
            <text:p>item 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720210901" calcext:value-type="float">
            <text:p>14720210901</text:p>
          </table:table-cell>
          <table:table-cell office:value-type="string" calcext:value-type="string">
            <text:p>item 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orksheet" style:display-name="PageStyle_Work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Unknown Creator</dc:creator>
    <meta:creation-date>2023-07-21T17:27:40</meta:creation-date>
    <dc:date>2023-07-21T17:27:40</dc:date>
    <dc:title>Untitled Spreadsheet</dc:title>
    <meta:generator>LibreOffice/7.3.7.2$Linux_X86_64 LibreOffice_project/30$Build-2</meta:generator>
    <meta:document-statistic meta:table-count="1" meta:cell-count="1183" meta:object-count="0"/>
    <meta:user-defined meta:name="AppVersion">12.0000</meta:user-defined>
    <meta:user-defined meta:name="Company">Microsoft Corporation</meta:user-defined>
  </office:meta>
</office:document-meta>
</file>